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FA6D670FDA97D357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275fd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Gabriola" fo:font-size="16pt" fo:font-weight="bold" officeooo:rsid="00140d20" officeooo:paragraph-rsid="000275f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abriola" fo:font-size="16pt" fo:font-weight="bold" officeooo:rsid="000275fd" officeooo:paragraph-rsid="000275f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Gabriola" fo:font-size="12pt" fo:font-style="italic" style:text-underline-style="none" officeooo:rsid="00158a4e" officeooo:paragraph-rsid="000275fd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Gabriola" fo:font-size="13pt" officeooo:rsid="001cf5d8" officeooo:paragraph-rsid="000275fd" style:font-size-asian="13pt" style:font-size-complex="13pt"/>
    </style:style>
    <style:style style:name="P6" style:family="paragraph" style:parent-style-name="Standard">
      <style:text-properties style:font-name="Gabriola" fo:font-size="13pt" officeooo:rsid="00158a4e" officeooo:paragraph-rsid="000275fd" style:font-size-asian="13pt" style:font-size-complex="13pt"/>
    </style:style>
    <style:style style:name="P7" style:family="paragraph" style:parent-style-name="Standard">
      <style:text-properties style:font-name="Gabriola" fo:font-size="13pt" fo:font-weight="normal" officeooo:rsid="0016a435" officeooo:paragraph-rsid="000afe2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abriola" fo:font-size="13pt" fo:font-weight="normal" officeooo:rsid="00180cf5" officeooo:paragraph-rsid="000275fd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abriola" fo:font-size="13pt" style:text-underline-style="solid" style:text-underline-width="auto" style:text-underline-color="font-color" fo:font-weight="normal" officeooo:rsid="00180cf5" officeooo:paragraph-rsid="000275fd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Gabriola" fo:font-size="15pt" fo:font-weight="bold" officeooo:rsid="00158a4e" officeooo:paragraph-rsid="000275fd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Gabriola" fo:font-size="15pt" style:text-underline-style="none" officeooo:rsid="00158a4e" officeooo:paragraph-rsid="000275fd" style:font-size-asian="15pt" style:font-size-complex="15pt"/>
    </style:style>
    <style:style style:name="P12" style:family="paragraph" style:parent-style-name="Standard">
      <style:text-properties style:font-name="Gabriola" officeooo:rsid="00158a4e" officeooo:paragraph-rsid="000275fd"/>
    </style:style>
    <style:style style:name="P13" style:family="paragraph" style:parent-style-name="Standard">
      <style:text-properties style:font-name="Gabriola" fo:font-size="13pt" officeooo:rsid="001d2ecb" officeooo:paragraph-rsid="0006b96f" style:font-size-asian="13pt" style:font-size-complex="13pt"/>
    </style:style>
    <style:style style:name="T1" style:family="text">
      <style:text-properties officeooo:rsid="000275fd"/>
    </style:style>
    <style:style style:name="T2" style:family="text">
      <style:text-properties officeooo:rsid="0016a435"/>
    </style:style>
    <style:style style:name="T3" style:family="text">
      <style:text-properties officeooo:rsid="00180cf5"/>
    </style:style>
    <style:style style:name="T4" style:family="text">
      <style:text-properties officeooo:rsid="001d2ecb"/>
    </style:style>
    <style:style style:name="T5" style:family="text">
      <style:text-properties officeooo:rsid="001a05f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39637"/>
    </style:style>
    <style:style style:name="T9" style:family="text">
      <style:text-properties style:text-underline-style="none" officeooo:rsid="00058417"/>
    </style:style>
    <style:style style:name="T10" style:family="text">
      <style:text-properties style:text-underline-style="none" officeooo:rsid="0006b96f"/>
    </style:style>
    <style:style style:name="T11" style:family="text">
      <style:text-properties officeooo:rsid="00039637"/>
    </style:style>
    <style:style style:name="T12" style:family="text">
      <style:text-properties officeooo:rsid="00057d2f"/>
    </style:style>
    <style:style style:name="T13" style:family="text">
      <style:text-properties officeooo:rsid="00058417"/>
    </style:style>
    <style:style style:name="T14" style:family="text">
      <style:text-properties officeooo:rsid="0006b9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ès ta naissance, tu as reçu <text:span text:style-name="T4">une bénédiction de la Nature, le don d'accéder à un des plans subnaturels et d'y dessiner pour altérer brièvement la réalité de ton monde. Ton don, c'est celui du plan de l'Eau faisant de toi un Elementaliste de l'Eau. </text:span></text:p>
      <text:p text:style-name="P13">Les dessinateurs de ton don sont très appreciés quant il s'agit d'éviter de terribles incendies ou simplement de se rafraîchir . Les pompiers sont très appreciés, contrairement aux escrocs qui disent arroser vos plantes : l'eau dessinée disparaît rapidement.</text:p>
      <text:p text:style-name="P6">Sur le champ de bataille, les plus doués d'entre vous ont plusieurs utilités pour leurs dessins : se déplacer, <text:span text:style-name="T14">entraver les déplacements ennemis</text:span>, attaquer; les possibilités sont nombreuses.</text:p>
      <text:p text:style-name="P6"/>
      <text:p text:style-name="P10">Complexité</text:p>
      <text:p text:style-name="P7">La complexité détermine à quel point ton dessin peut s'éloigner de la forme cubique ou se diviser en plusieurs éléments. Par exemple, faire <text:span text:style-name="T5">1</text:span> pointe de <text:span text:style-name="T1">glace </text:span>ou faire <text:span text:style-name="T12">un banc (pourquoi?) </text:span>demande <text:span text:style-name="T6">1 de complexité</text:span>. A <text:span text:style-name="T6">3 de complexité</text:span> il est par exemple possible <text:span text:style-name="T3">de faire un casque parfaitement adapté, un toboggan ou 4 boules d'eau (pour le même volume total) . </text:span></text:p>
      <text:p text:style-name="P10">Intensité</text:p>
      <text:p text:style-name="P8">L'intensité détermine l'<text:span text:style-name="T11">état, </text:span>la densité, <text:span text:style-name="T14">l</text:span>a solidité <text:span text:style-name="T14">et la température </text:span>de l'<text:span text:style-name="T11">eau</text:span> que tu crées. </text:p>
      <text:p text:style-name="P8">Pour<text:span text:style-name="T6"> 0 d'intensité</text:span>, il s'agit de <text:span text:style-name="T11">vapeur d'eau peu dense à 100°C.</text:span></text:p>
      <text:p text:style-name="P9">Intensité 1 :<text:span text:style-name="T7"> </text:span><text:span text:style-name="T8">eau </text:span><text:span text:style-name="T9">liquide </text:span><text:span text:style-name="T10">fraîche</text:span></text:p>
      <text:p text:style-name="P9">Intensité 2 :<text:span text:style-name="T7"> </text:span><text:span text:style-name="T10">neige</text:span></text:p>
      <text:p text:style-name="P9">Intensité 3 :<text:span text:style-name="T7"> </text:span><text:span text:style-name="T10">glace à -10°C</text:span></text:p>
      <text:p text:style-name="P9">Intensité 4 :<text:span text:style-name="T7"> </text:span><text:span text:style-name="T10">glace à -50°C</text:span><text:span text:style-name="T7"> </text:span><text:span text:style-name="T10">(plus résistante)</text:span></text:p>
      <text:p text:style-name="P8"><text:span text:style-name="T6">Intensité 5 :</text:span><text:span text:style-name="T7"> <text:s/></text:span><text:span text:style-name="T10">glace à -100°C (très résistante)</text:span></text:p>
      <text:p text:style-name="P10">Dégâts</text:p>
      <text:p text:style-name="P12">Un de tes dessins, s'il doit infliger des<text:span text:style-name="T6"> dégâts</text:span>, fera :</text:p>
      <text:p text:style-name="P11">1d6 par <text:span text:style-name="T11">Mouvement</text:span> <text:span text:style-name="T2">+</text:span> 1d6 par <text:span text:style-name="T11">Intensité</text:span></text:p>
      <text:p text:style-name="P4"><text:span text:style-name="T2">Exemple : </text:span>pour <text:span text:style-name="T11">2 de mouvement et 3 d'intensité</text:span> <text:s/>tu jettes donc <text:span text:style-name="T13">5</text:span>d6 <text:span text:style-name="T3">pour faire tes dégâ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275fd" style:font-size-asian="15pt" style:font-style-asian="italic" style:font-size-complex="15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Gabriola" fo:font-size="16pt" fo:font-weight="bold" officeooo:rsid="00140d20" officeooo:paragraph-rsid="000275fd" style:font-size-asian="16pt" style:font-weight-asian="bold" style:font-size-complex="16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Gabriola" fo:font-size="16pt" fo:font-weight="bold" officeooo:rsid="000275fd" officeooo:paragraph-rsid="000275fd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43cm" svg:y="-1.071cm" svg:width="4.001cm" svg:height="4.001cm" draw:z-index="0"><draw:image xlink:href="Pictures/10000201000000FA000000FA6D670FDA97D357A2.png" xlink:type="simple" xlink:show="embed" xlink:actuate="onLoad"/></draw:frame>JDR La vallée de Hauteplume</text:p>
        <text:p text:style-name="MP2">Fiche de don </text:p>
        <text:p text:style-name="MP3">Ea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14S</meta:editing-duration>
    <meta:editing-cycles>12</meta:editing-cycles>
    <meta:generator>LibreOffice/5.2.7.2$Windows_x86 LibreOffice_project/2b7f1e640c46ceb28adf43ee075a6e8b8439ed10</meta:generator>
    <dc:date>2018-12-30T23:44:09.409000000</dc:date>
    <meta:document-statistic meta:table-count="0" meta:image-count="1" meta:object-count="0" meta:page-count="1" meta:paragraph-count="20" meta:word-count="281" meta:character-count="1632" meta:non-whitespace-character-count="1365"/>
    <meta:user-defined meta:name="Info 1"/>
    <meta:user-defined meta:name="Info 2"/>
    <meta:user-defined meta:name="Info 3"/>
    <meta:user-defined meta:name="Info 4"/>
  </office:meta>
</office:document-meta>
</file>